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_SE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GO_REGIO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ION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ICHA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TADO_FICH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DIGO_PROGRAM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SION_PROGRA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GRAM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VEL_DE_FORMAC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TIPO_DOCUMENTO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NUMERO_DOCUMENTO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PRIMER_APELLIDO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SEGUNDO_APELLIDO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ESTADO_APRENDIZ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DENTIFICADOR_CONVENI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MPLIACION_COVERTUR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NVENI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PO_DOCUMENTO_EMPRES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ERO_DOCUMENTO_EMPRE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MPRESA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1:44:21.258889499</meta:creation-date>
    <dc:date>2023-10-27T13:49:06.033661288</dc:date>
    <meta:editing-duration>PT1H54M34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